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0.442cm"/>
    </style:style>
    <style:style style:name="co2" style:family="table-column">
      <style:table-column-properties fo:break-before="auto" style:column-width="7.235cm"/>
    </style:style>
    <style:style style:name="co3" style:family="table-column">
      <style:table-column-properties fo:break-before="auto" style:column-width="23.663cm"/>
    </style:style>
    <style:style style:name="co4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Daiso_5f_Keyword_5f_Extraction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iso_Keyword_Extractio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office:value-type="string">
            <text:p>Customer Question</text:p>
          </table:table-cell>
          <table:table-cell office:value-type="string">
            <text:p>Extracted Product</text:p>
          </table:table-cell>
          <table:table-cell office:value-type="string">
            <text:p>Expanded Keywords</text:p>
          </table:table-cell>
          <table:table-cell table:number-columns-repeated="1021"/>
        </table:table-row>
        <table:table-row table:style-name="ro2">
          <table:table-cell office:value-type="string">
            <text:p>건전지 어디에 있어요?' ---</text:p>
          </table:table-cell>
          <table:table-cell office:value-type="string">
            <text:p>건전지</text:p>
          </table:table-cell>
          <table:table-cell office:value-type="string">
            <text:p>'건전지', '전자기기', '전자제품', '배터리'</text:p>
          </table:table-cell>
          <table:table-cell table:number-columns-repeated="1021"/>
        </table:table-row>
        <table:table-row table:style-name="ro2">
          <table:table-cell office:value-type="string">
            <text:p>멀티탭 코너는 몇 번이에요?' ---</text:p>
          </table:table-cell>
          <table:table-cell office:value-type="string">
            <text:p>멀티탭</text:p>
          </table:table-cell>
          <table:table-cell office:value-type="string">
            <text:p>'멀티탭', '전자기기', '전선', '디지털', '전기'</text:p>
          </table:table-cell>
          <table:table-cell table:number-columns-repeated="1021"/>
        </table:table-row>
        <table:table-row table:style-name="ro2">
          <table:table-cell office:value-type="string">
            <text:p>순간접착제는 어디로 가야 돼요?' ---</text:p>
          </table:table-cell>
          <table:table-cell office:value-type="string">
            <text:p>순간접착제</text:p>
          </table:table-cell>
          <table:table-cell office:value-type="string">
            <text:p>'순간접착제', '접착제', '문구', '사무용품', '접착'</text:p>
          </table:table-cell>
          <table:table-cell table:number-columns-repeated="1021"/>
        </table:table-row>
        <table:table-row table:style-name="ro2">
          <table:table-cell office:value-type="string">
            <text:p>욕실 슬리퍼 찾는데 안 보여요.' ---</text:p>
          </table:table-cell>
          <table:table-cell office:value-type="string">
            <text:p>욕실 슬리퍼</text:p>
          </table:table-cell>
          <table:table-cell office:value-type="string">
            <text:p>'욕실 슬리퍼', '욕실', '슬리퍼', '욕실용품', '실내화'</text:p>
          </table:table-cell>
          <table:table-cell table:number-columns-repeated="1021"/>
        </table:table-row>
        <table:table-row table:style-name="ro2">
          <table:table-cell office:value-type="string">
            <text:p>다이소 꿀템이라고 하던데, '리들샷' 재고 있나요?' ---</text:p>
          </table:table-cell>
          <table:table-cell office:value-type="string">
            <text:p>리들샷</text:p>
          </table:table-cell>
          <table:table-cell office:value-type="string">
            <text:p>'리들샷', '얼굴', '샷', '뷰티', '스킨케어', '피부관리'</text:p>
          </table:table-cell>
          <table:table-cell table:number-columns-repeated="1021"/>
        </table:table-row>
        <table:table-row table:style-name="ro2">
          <table:table-cell office:value-type="string">
            <text:p>아이폰 충전 케이블은 어디 쪽에 있나요?' ---</text:p>
          </table:table-cell>
          <table:table-cell office:value-type="string">
            <text:p>아이폰 충전 케이블</text:p>
          </table:table-cell>
          <table:table-cell office:value-type="string">
            <text:p>'아이폰 충전 케이블', '아이폰', '충전 케이블', '케이블', '디지털', '핸드폰 용품', '충전기'</text:p>
          </table:table-cell>
          <table:table-cell table:number-columns-repeated="1021"/>
        </table:table-row>
        <table:table-row table:style-name="ro2">
          <table:table-cell office:value-type="string">
            <text:p>포장지랑 편지지는 어디 있어요?' ---</text:p>
          </table:table-cell>
          <table:table-cell office:value-type="string">
            <text:p>포장지, 편지지</text:p>
          </table:table-cell>
          <table:table-cell office:value-type="string">
            <text:p>'포장지, 편지지', '포장지', '편지지', '종이', '문구', '선물 포장', '편지 쓰기'</text:p>
          </table:table-cell>
          <table:table-cell table:number-columns-repeated="1021"/>
        </table:table-row>
        <table:table-row table:style-name="ro2">
          <table:table-cell office:value-type="string">
            <text:p>옷걸이 종류는 어디 모여 있어요?' ---</text:p>
          </table:table-cell>
          <table:table-cell office:value-type="string">
            <text:p>옷걸이</text:p>
          </table:table-cell>
          <table:table-cell office:value-type="string">
            <text:p>'옷걸이', '옷장', '걸이', '수납용품', '정리'</text:p>
          </table:table-cell>
          <table:table-cell table:number-columns-repeated="1021"/>
        </table:table-row>
        <table:table-row table:style-name="ro2">
          <table:table-cell office:value-type="string">
            <text:p>강아지 배변 패드는 2층에 있나요?' ---</text:p>
          </table:table-cell>
          <table:table-cell office:value-type="string">
            <text:p>배변 패드</text:p>
          </table:table-cell>
          <table:table-cell office:value-type="string">
            <text:p>'배변 패드', '애견', '패드', '애완용품', '강아지', '고양이'</text:p>
          </table:table-cell>
          <table:table-cell table:number-columns-repeated="1021"/>
        </table:table-row>
        <table:table-row table:style-name="ro2">
          <table:table-cell office:value-type="string">
            <text:p>줄자는 공구 쪽에 있나요, 문구 쪽에 있나요?' ---</text:p>
          </table:table-cell>
          <table:table-cell office:value-type="string">
            <text:p>줄자</text:p>
          </table:table-cell>
          <table:table-cell office:value-type="string">
            <text:p>'줄자', '측정', '도구', 'DIY', '측정 도구'</text:p>
          </table:table-cell>
          <table:table-cell table:number-columns-repeated="1021"/>
        </table:table-row>
        <table:table-row table:style-name="ro2">
          <table:table-cell office:value-type="string">
            <text:p>싱크대 물 안 튀게 막아주는 거 있어요?' ---</text:p>
          </table:table-cell>
          <table:table-cell office:value-type="string">
            <text:p>싱크대 물튐 방지</text:p>
          </table:table-cell>
          <table:table-cell office:value-type="string">
            <text:p>'싱크대 물튐 방지', '싱크대', '물튐 방지', '주방용품', '생활용품', '방수', '물막이'</text:p>
          </table:table-cell>
          <table:table-cell table:number-columns-repeated="1021"/>
        </table:table-row>
        <table:table-row table:style-name="ro2">
          <table:table-cell office:value-type="string">
            <text:p>의자 끌 때 소리 안 나게 끼우는 거 찾는데요.' ---</text:p>
          </table:table-cell>
          <table:table-cell office:value-type="string">
            <text:p>의자 다리 커버</text:p>
          </table:table-cell>
          <table:table-cell office:value-type="string">
            <text:p>'의자 다리 커버', '의자', '다리 커버', '커버', '가구', '생활용품', '소음방지', '긁힘방지'</text:p>
          </table:table-cell>
          <table:table-cell table:number-columns-repeated="1021"/>
        </table:table-row>
        <table:table-row table:style-name="ro2">
          <table:table-cell office:value-type="string">
            <text:p>새로 이사했는데 문틈으로 바람 들어오는 거 막는 스펀지 같은 거요.' ---</text:p>
          </table:table-cell>
          <table:table-cell office:value-type="string">
            <text:p>문풍지</text:p>
          </table:table-cell>
          <table:table-cell office:value-type="string">
            <text:p>'문풍지', '창문', '바람막이', '단열재', '생활용품'</text:p>
          </table:table-cell>
          <table:table-cell table:number-columns-repeated="1021"/>
        </table:table-row>
        <table:table-row table:style-name="ro2">
          <table:table-cell office:value-type="string">
            <text:p>화장실 타일 사이에 낀 곰팡이 없애는 젤 있나요?' ---</text:p>
          </table:table-cell>
          <table:table-cell office:value-type="string">
            <text:p>곰팡이 제거 젤</text:p>
          </table:table-cell>
          <table:table-cell office:value-type="string">
            <text:p>'곰팡이 제거 젤', '곰팡이 제거', '젤', '청소용품', '욕실', '주방', '다용도', '곰팡이 방지'</text:p>
          </table:table-cell>
          <table:table-cell table:number-columns-repeated="1021"/>
        </table:table-row>
        <table:table-row table:style-name="ro2">
          <table:table-cell office:value-type="string">
            <text:p>그... 옷에 핀 보풀 제거하는 기계 있어요?' ---</text:p>
          </table:table-cell>
          <table:table-cell office:value-type="string">
            <text:p>보풀 제거기</text:p>
          </table:table-cell>
          <table:table-cell office:value-type="string">
            <text:p>'보풀 제거기', '옷', '제거기', '세탁용품', '보풀제거'</text:p>
          </table:table-cell>
          <table:table-cell table:number-columns-repeated="1021"/>
        </table:table-row>
        <table:table-row table:style-name="ro2">
          <table:table-cell office:value-type="string">
            <text:p>신발장 냄새 제거하는 탈취제 같은 거 어디 봐요?' ---</text:p>
          </table:table-cell>
          <table:table-cell office:value-type="string">
            <text:p>탈취제</text:p>
          </table:table-cell>
          <table:table-cell office:value-type="string">
            <text:p>'탈취제', '냄새 제거제', '방향제', '생활용품', '탈취', '냄새 제거'</text:p>
          </table:table-cell>
          <table:table-cell table:number-columns-repeated="1021"/>
        </table:table-row>
        <table:table-row table:style-name="ro2">
          <table:table-cell office:value-type="string">
            <text:p>벽에 못 안 박고 액자 걸 수 있는 끈끈이 있어요?' ---</text:p>
          </table:table-cell>
          <table:table-cell office:value-type="string">
            <text:p>액자 끈끈이</text:p>
          </table:table-cell>
          <table:table-cell office:value-type="string">
            <text:p>'액자 끈끈이', '액자', '끈끈이', '인테리어', '접착', '고정'</text:p>
          </table:table-cell>
          <table:table-cell table:number-columns-repeated="1021"/>
        </table:table-row>
        <table:table-row table:style-name="ro2">
          <table:table-cell office:value-type="string">
            <text:p>여행 가는데 화장품 덜어갈 작은 공병들 모아둔 곳이요.' ---</text:p>
          </table:table-cell>
          <table:table-cell office:value-type="string">
            <text:p>공병</text:p>
          </table:table-cell>
          <table:table-cell office:value-type="string">
            <text:p>'공병', '병', '생활용품', '다용도'</text:p>
          </table:table-cell>
          <table:table-cell table:number-columns-repeated="1021"/>
        </table:table-row>
        <table:table-row table:style-name="ro2">
          <table:table-cell office:value-type="string">
            <text:p>방충망에 구멍 났는데 그거 때우는 스티커 있나요?' ---</text:p>
          </table:table-cell>
          <table:table-cell office:value-type="string">
            <text:p>방충망 스티커</text:p>
          </table:table-cell>
          <table:table-cell office:value-type="string">
            <text:p>'방충망 스티커', '방충망', '스티커', '생활용품', '방충', '보수'</text:p>
          </table:table-cell>
          <table:table-cell table:number-columns-repeated="1021"/>
        </table:table-row>
        <table:table-row table:style-name="ro2">
          <table:table-cell office:value-type="string">
            <text:p>키보드 사이에 먼지 빼는 젤리 같은 거 찾고 있어요?' ---</text:p>
          </table:table-cell>
          <table:table-cell office:value-type="string">
            <text:p>먼지 제거 젤리</text:p>
          </table:table-cell>
          <table:table-cell office:value-type="string">
            <text:p>'먼지 제거 젤리', '먼지 제거', '젤리', '청소용품', '먼지', '제거'</text:p>
          </table:table-cell>
          <table:table-cell table:number-columns-repeated="1021"/>
        </table:table-row>
        <table:table-row table:style-name="ro2">
          <table:table-cell office:value-type="string">
            <text:p>매직블럭(매직스펀지) 큰 거는 없어요?' ---</text:p>
          </table:table-cell>
          <table:table-cell office:value-type="string">
            <text:p>매직블럭</text:p>
          </table:table-cell>
          <table:table-cell office:value-type="string">
            <text:p>'매직블럭', '청소', '청소용품', '다용도', '얼룩제거'</text:p>
          </table:table-cell>
          <table:table-cell table:number-columns-repeated="1021"/>
        </table:table-row>
        <table:table-row table:style-name="ro2">
          <table:table-cell office:value-type="string">
            <text:p>배수구 거름망 스타킹처럼 된 거요.' ---</text:p>
          </table:table-cell>
          <table:table-cell office:value-type="string">
            <text:p>배수구 거름망</text:p>
          </table:table-cell>
          <table:table-cell office:value-type="string">
            <text:p>'배수구 거름망', '배수구', '거름망', '주방용품', '배수구 청소', '필터'</text:p>
          </table:table-cell>
          <table:table-cell table:number-columns-repeated="1021"/>
        </table:table-row>
        <table:table-row table:style-name="ro2">
          <table:table-cell office:value-type="string">
            <text:p>에어프라이어에 까는 종이 호일 어디 있죠?' ---</text:p>
          </table:table-cell>
          <table:table-cell office:value-type="string">
            <text:p>종이 호일</text:p>
          </table:table-cell>
          <table:table-cell office:value-type="string">
            <text:p>'종이 호일', '주방', '호일', '주방용품', '쿠킹호일'</text:p>
          </table:table-cell>
          <table:table-cell table:number-columns-repeated="1021"/>
        </table:table-row>
        <table:table-row table:style-name="ro2">
          <table:table-cell office:value-type="string">
            <text:p>고무장갑 M사이즈는 어디에 걸려 있나요?' ---</text:p>
          </table:table-cell>
          <table:table-cell office:value-type="string">
            <text:p>고무장갑</text:p>
          </table:table-cell>
          <table:table-cell office:value-type="string">
            <text:p>'고무장갑', '주방', '장갑', '주방용품', '청소용품', '설거지'</text:p>
          </table:table-cell>
          <table:table-cell table:number-columns-repeated="1021"/>
        </table:table-row>
        <table:table-row table:style-name="ro2">
          <table:table-cell office:value-type="string">
            <text:p>밀폐용기 중에 유리로 된 것만 모아둔 곳 있어요?' ---</text:p>
          </table:table-cell>
          <table:table-cell office:value-type="string">
            <text:p>밀폐용기</text:p>
          </table:table-cell>
          <table:table-cell office:value-type="string">
            <text:p>'밀폐용기', '주방', '용기', '주방용품', '밀폐'</text:p>
          </table:table-cell>
          <table:table-cell table:number-columns-repeated="1021"/>
        </table:table-row>
        <table:table-row table:style-name="ro2">
          <table:table-cell office:value-type="string">
            <text:p>기름 닦는 키친타월은 휴지 쪽에 있나요, 주방 쪽에 있나요?' ---</text:p>
          </table:table-cell>
          <table:table-cell office:value-type="string">
            <text:p>키친타월</text:p>
          </table:table-cell>
          <table:table-cell office:value-type="string">
            <text:p>'키친타월', '주방', '타월', '주방용품', '청소'</text:p>
          </table:table-cell>
          <table:table-cell table:number-columns-repeated="1021"/>
        </table:table-row>
        <table:table-row table:style-name="ro2">
          <table:table-cell office:value-type="string">
            <text:p>텀블러 닦는 긴 솔 찾아요.' ---</text:p>
          </table:table-cell>
          <table:table-cell office:value-type="string">
            <text:p>텀블러 솔</text:p>
          </table:table-cell>
          <table:table-cell office:value-type="string">
            <text:p>'텀블러 솔', '텀블러', '솔', '청소용품', '주방용품', '세척솔'</text:p>
          </table:table-cell>
          <table:table-cell table:number-columns-repeated="1021"/>
        </table:table-row>
        <table:table-row table:style-name="ro2">
          <table:table-cell office:value-type="string">
            <text:p>음식물 쓰레기 봉투도 파나요?' ---</text:p>
          </table:table-cell>
          <table:table-cell office:value-type="string">
            <text:p>음식물 쓰레기 봉투</text:p>
          </table:table-cell>
          <table:table-cell office:value-type="string">
            <text:p>'음식물 쓰레기 봉투', '음식물', '쓰레기 봉투', '봉투', '주방', '주방용품', '쓰레기 처리'</text:p>
          </table:table-cell>
          <table:table-cell table:number-columns-repeated="1021"/>
        </table:table-row>
        <table:table-row table:style-name="ro2">
          <table:table-cell office:value-type="string">
            <text:p>인덕션 상판 닦는 전용 세제 있나요?' ---</text:p>
          </table:table-cell>
          <table:table-cell office:value-type="string">
            <text:p>인덕션 상판 세제</text:p>
          </table:table-cell>
          <table:table-cell office:value-type="string">
            <text:p>'인덕션 상판 세제', '인덕션', '상판 세제', '세제', '주방', '주방용품', '청소'</text:p>
          </table:table-cell>
          <table:table-cell table:number-columns-repeated="1021"/>
        </table:table-row>
        <table:table-row table:style-name="ro2">
          <table:table-cell office:value-type="string">
            <text:p>과일 씻을 때 쓰는 베이킹소다는 어디 있어요?' ---</text:p>
          </table:table-cell>
          <table:table-cell office:value-type="string">
            <text:p>베이킹소다</text:p>
          </table:table-cell>
          <table:table-cell office:value-type="string">
            <text:p>'베이킹소다', '주방', '세제', '청소용품', '다용도', '탈취', '세척'</text:p>
          </table:table-cell>
          <table:table-cell table:number-columns-repeated="1021"/>
        </table:table-row>
        <table:table-row table:style-name="ro2">
          <table:table-cell office:value-type="string">
            <text:p>뽁뽁이(에어캡) 롤로 말려 있는 거 있어요?' ---</text:p>
          </table:table-cell>
          <table:table-cell office:value-type="string">
            <text:p>에어캡</text:p>
          </table:table-cell>
          <table:table-cell office:value-type="string">
            <text:p>'에어캡', '포장', '포장재', '생활용품', '완충재', '보호재'</text:p>
          </table:table-cell>
          <table:table-cell table:number-columns-repeated="1021"/>
        </table:table-row>
        <table:table-row table:style-name="ro2">
          <table:table-cell office:value-type="string">
            <text:p>택배 보낼 때 쓰는 박스 테이프 투명한 거요.' ---</text:p>
          </table:table-cell>
          <table:table-cell office:value-type="string">
            <text:p>박스 테이프</text:p>
          </table:table-cell>
          <table:table-cell office:value-type="string">
            <text:p>'박스 테이프', '테이프', '포장용품', '접착'</text:p>
          </table:table-cell>
          <table:table-cell table:number-columns-repeated="1021"/>
        </table:table-row>
        <table:table-row table:style-name="ro2">
          <table:table-cell office:value-type="string">
            <text:p>다이어리 꾸미는 스티커 모아둔 매대는 어디예요?' ---</text:p>
          </table:table-cell>
          <table:table-cell office:value-type="string">
            <text:p>다이어리 스티커</text:p>
          </table:table-cell>
          <table:table-cell office:value-type="string">
            <text:p>'다이어리 스티커', '다이어리', '스티커', '문구', '꾸미기', '장식'</text:p>
          </table:table-cell>
          <table:table-cell table:number-columns-repeated="1021"/>
        </table:table-row>
        <table:table-row table:style-name="ro2">
          <table:table-cell office:value-type="string">
            <text:p>화이트보드 마카랑 지우개 세트로 된 거 있나요?' ---</text:p>
          </table:table-cell>
          <table:table-cell office:value-type="string">
            <text:p>화이트보드 마카</text:p>
          </table:table-cell>
          <table:table-cell office:value-type="string">
            <text:p>'화이트보드 마카', '화이트보드', '마카', '문구', '사무용품', '필기구'</text:p>
          </table:table-cell>
          <table:table-cell table:number-columns-repeated="1021"/>
        </table:table-row>
        <table:table-row table:style-name="ro2">
          <table:table-cell office:value-type="string">
            <text:p>제본할 때 쓰는 링 같은 거 파나요?' ---</text:p>
          </table:table-cell>
          <table:table-cell office:value-type="string">
            <text:p>제본 링</text:p>
          </table:table-cell>
          <table:table-cell office:value-type="string">
            <text:p>'제본 링', '링', '문구', '사무용품', '제본'</text:p>
          </table:table-cell>
          <table:table-cell table:number-columns-repeated="1021"/>
        </table:table-row>
        <table:table-row table:style-name="ro2">
          <table:table-cell office:value-type="string">
            <text:p>축의금 봉투 글씨 안 쓰여 있는 걸로 찾는데요.' ---</text:p>
          </table:table-cell>
          <table:table-cell office:value-type="string">
            <text:p>축의금 봉투</text:p>
          </table:table-cell>
          <table:table-cell office:value-type="string">
            <text:p>'축의금 봉투', '봉투', '문구', '선물용품', '축하'</text:p>
          </table:table-cell>
          <table:table-cell table:number-columns-repeated="1021"/>
        </table:table-row>
        <table:table-row table:style-name="ro2">
          <table:table-cell office:value-type="string">
            <text:p>네임펜 얇은 거 말고 굵은 거는요?' ---</text:p>
          </table:table-cell>
          <table:table-cell office:value-type="string">
            <text:p>네임펜</text:p>
          </table:table-cell>
          <table:table-cell office:value-type="string">
            <text:p>'네임펜', '펜', '문구', '사무용품', '필기구'</text:p>
          </table:table-cell>
          <table:table-cell table:number-columns-repeated="1021"/>
        </table:table-row>
        <table:table-row table:style-name="ro2">
          <table:table-cell office:value-type="string">
            <text:p>가위가 잘 안 드는데 여기서 제일 잘 드는 가위 추천해 주세요.' ---</text:p>
          </table:table-cell>
          <table:table-cell office:value-type="string">
            <text:p>가위</text:p>
          </table:table-cell>
          <table:table-cell office:value-type="string">
            <text:p>'가위', '문구', '사무용품', '학용품', '절삭도구'</text:p>
          </table:table-cell>
          <table:table-cell table:number-columns-repeated="1021"/>
        </table:table-row>
        <table:table-row table:style-name="ro2">
          <table:table-cell office:value-type="string">
            <text:p>초강력 자석 있나요?' ---</text:p>
          </table:table-cell>
          <table:table-cell office:value-type="string">
            <text:p>자석</text:p>
          </table:table-cell>
          <table:table-cell office:value-type="string">
            <text:p>'자석', '다용도', '문구', '사무용품', '고정'</text:p>
          </table:table-cell>
          <table:table-cell table:number-columns-repeated="1021"/>
        </table:table-row>
        <table:table-row table:style-name="ro2">
          <table:table-cell office:value-type="string">
            <text:p>서류 정리하는 파일 꽂이 투명한 색깔 있어요?' ---</text:p>
          </table:table-cell>
          <table:table-cell office:value-type="string">
            <text:p>파일꽂이</text:p>
          </table:table-cell>
          <table:table-cell office:value-type="string">
            <text:p>'파일꽂이', '사무실', '꽂이', '문구', '정리', '수납'</text:p>
          </table:table-cell>
          <table:table-cell table:number-columns-repeated="1021"/>
        </table:table-row>
        <table:table-row table:style-name="ro2">
          <table:table-cell office:value-type="string">
            <text:p>앞머리 롤(헤어롤) 제일 큰 사이즈 어디 있어요?' ---</text:p>
          </table:table-cell>
          <table:table-cell office:value-type="string">
            <text:p>헤어롤</text:p>
          </table:table-cell>
          <table:table-cell office:value-type="string">
            <text:p>'헤어롤', '헤어', '롤', '미용', '헤어 스타일링'</text:p>
          </table:table-cell>
          <table:table-cell table:number-columns-repeated="1021"/>
        </table:table-row>
        <table:table-row table:style-name="ro2">
          <table:table-cell office:value-type="string">
            <text:p>화장 퍼프 대용량으로 든 거 찾아요.' ---</text:p>
          </table:table-cell>
          <table:table-cell office:value-type="string">
            <text:p>화장 퍼프</text:p>
          </table:table-cell>
          <table:table-cell office:value-type="string">
            <text:p>'화장 퍼프', '퍼프', '화장', '미용소품', '화장품'</text:p>
          </table:table-cell>
          <table:table-cell table:number-columns-repeated="1021"/>
        </table:table-row>
        <table:table-row table:style-name="ro2">
          <table:table-cell office:value-type="string">
            <text:p>젤 네일 굽는 램프도 파나요?' ---</text:p>
          </table:table-cell>
          <table:table-cell office:value-type="string">
            <text:p>젤 네일 램프</text:p>
          </table:table-cell>
          <table:table-cell office:value-type="string">
            <text:p>'젤 네일 램프', '네일 램프', '램프', '미용', '네일', '젤네일', 'LED'</text:p>
          </table:table-cell>
          <table:table-cell table:number-columns-repeated="1021"/>
        </table:table-row>
        <table:table-row table:style-name="ro2">
          <table:table-cell office:value-type="string">
            <text:p>머리끈 검은색 고무줄만 들어있는 거요.' ---</text:p>
          </table:table-cell>
          <table:table-cell office:value-type="string">
            <text:p>머리끈</text:p>
          </table:table-cell>
          <table:table-cell office:value-type="string">
            <text:p>'머리끈', '헤어', '끈', '액세서리', '머리'</text:p>
          </table:table-cell>
          <table:table-cell table:number-columns-repeated="1021"/>
        </table:table-row>
        <table:table-row table:style-name="ro2">
          <table:table-cell office:value-type="string">
            <text:p>여행용 샴푸/린스 키트 있나요?' ---</text:p>
          </table:table-cell>
          <table:table-cell office:value-type="string">
            <text:p>여행용 샴푸/린스 키트</text:p>
          </table:table-cell>
          <table:table-cell office:value-type="string">
            <text:p>'여행용 샴푸/린스 키트', '여행', '샴푸/린스 키트', '세트', '여행용품', '휴대용'</text:p>
          </table:table-cell>
          <table:table-cell table:number-columns-repeated="1021"/>
        </table:table-row>
        <table:table-row table:style-name="ro2">
          <table:table-cell office:value-type="string">
            <text:p>여드름 났을 때 붙이는 패치 어디 있죠?' ---</text:p>
          </table:table-cell>
          <table:table-cell office:value-type="string">
            <text:p>여드름 패치</text:p>
          </table:table-cell>
          <table:table-cell office:value-type="string">
            <text:p>'여드름 패치', '피부', '패치', '미용', '피부관리'</text:p>
          </table:table-cell>
          <table:table-cell table:number-columns-repeated="1021"/>
        </table:table-row>
        <table:table-row table:style-name="ro2">
          <table:table-cell office:value-type="string">
            <text:p>발 뒤꿈치 각질 제거하는 돌 같은 거요.' ---</text:p>
          </table:table-cell>
          <table:table-cell office:value-type="string">
            <text:p>발 각질 제거기</text:p>
          </table:table-cell>
          <table:table-cell office:value-type="string">
            <text:p>'발 각질 제거기', '발', '각질 제거기', '미용', '바디', '각질 제거'</text:p>
          </table:table-cell>
          <table:table-cell table:number-columns-repeated="1021"/>
        </table:table-row>
        <table:table-row table:style-name="ro2">
          <table:table-cell office:value-type="string">
            <text:p>손거울 탁상용으로 세울 수 있는 거 찾아요.' ---</text:p>
          </table:table-cell>
          <table:table-cell office:value-type="string">
            <text:p>손거울</text:p>
          </table:table-cell>
          <table:table-cell office:value-type="string">
            <text:p>'손거울', '거울', '미용', '휴대용'</text:p>
          </table:table-cell>
          <table:table-cell table:number-columns-repeated="1021"/>
        </table:table-row>
        <table:table-row table:style-name="ro2">
          <table:table-cell office:value-type="string">
            <text:p>남자들 쓰는 왁스나 스프레이도 있나요?' ---</text:p>
          </table:table-cell>
          <table:table-cell office:value-type="string">
            <text:p>왁스</text:p>
          </table:table-cell>
          <table:table-cell office:value-type="string">
            <text:p>'왁스', '광택제', '청소용품', '생활용품', '광택'</text:p>
          </table:table-cell>
          <table:table-cell table:number-columns-repeated="1021"/>
        </table:table-row>
        <table:table-row table:style-name="ro2">
          <table:table-cell office:value-type="string">
            <text:p>속눈썹 뷰러 고무 리필만 따로 파나요?' ---</text:p>
          </table:table-cell>
          <table:table-cell office:value-type="string">
            <text:p>속눈썹 뷰러 고무 리필</text:p>
          </table:table-cell>
          <table:table-cell office:value-type="string">
            <text:p>'속눈썹 뷰러 고무 리필', '속눈썹 뷰러 리필', '뷰러 리필', '리필', '미용', '메이크업', '속눈썹', '뷰티'</text:p>
          </table:table-cell>
          <table:table-cell table:number-columns-repeated="1021"/>
        </table:table-row>
        <table:table-row table:style-name="ro2">
          <table:table-cell office:value-type="string">
            <text:p>자전거 자물쇠 비밀번호 설정되는 거요.' ---</text:p>
          </table:table-cell>
          <table:table-cell office:value-type="string">
            <text:p>자전거 자물쇠</text:p>
          </table:table-cell>
          <table:table-cell office:value-type="string">
            <text:p>'자전거 자물쇠', '자전거', '자물쇠', '보안용품', '도난방지'</text:p>
          </table:table-cell>
          <table:table-cell table:number-columns-repeated="1021"/>
        </table:table-row>
        <table:table-row table:style-name="ro2">
          <table:table-cell office:value-type="string">
            <text:p>차량용 핸드폰 거치대 송풍구에 끼우는 거 있나요?' ---</text:p>
          </table:table-cell>
          <table:table-cell office:value-type="string">
            <text:p>차량용 핸드폰 거치대</text:p>
          </table:table-cell>
          <table:table-cell office:value-type="string">
            <text:p>'차량용 핸드폰 거치대', '차량용 거치대', '핸드폰 거치대', '거치대', '차량', '핸드폰', '디지털', '차량용품', '핸드폰 용품'</text:p>
          </table:table-cell>
          <table:table-cell table:number-columns-repeated="1021"/>
        </table:table-row>
        <table:table-row table:style-name="ro2">
          <table:table-cell office:value-type="string">
            <text:p>캠핑 갈 때 쓸 일회용 숯이나 그릴 파나요?' ---</text:p>
          </table:table-cell>
          <table:table-cell office:value-type="string">
            <text:p>숯 그릴</text:p>
          </table:table-cell>
          <table:table-cell office:value-type="string">
            <text:p>'숯 그릴', '그릴', '캠핑', '주방용품', '바베큐'</text:p>
          </table:table-cell>
          <table:table-cell table:number-columns-repeated="1021"/>
        </table:table-row>
        <table:table-row table:style-name="ro2">
          <table:table-cell office:value-type="string">
            <text:p>드라이버 세트 정밀 드라이버 포함된 거요.' ---</text:p>
          </table:table-cell>
          <table:table-cell office:value-type="string">
            <text:p>드라이버 세트</text:p>
          </table:table-cell>
          <table:table-cell office:value-type="string">
            <text:p>'드라이버 세트', '드라이버', '세트', '공구', '다용도', '수리', 'DIY'</text:p>
          </table:table-cell>
          <table:table-cell table:number-columns-repeated="1021"/>
        </table:table-row>
        <table:table-row table:style-name="ro2">
          <table:table-cell office:value-type="string">
            <text:p>실리콘 쏘는 총(코킹건)이랑 실리콘 어디 있어요?' ---</text:p>
          </table:table-cell>
          <table:table-cell office:value-type="string">
            <text:p>실리콘 코킹건</text:p>
          </table:table-cell>
          <table:table-cell office:value-type="string">
            <text:p>'실리콘 코킹건', '코킹건', '건', '공구', '실리콘', '접착제', 'DIY'</text:p>
          </table:table-cell>
          <table:table-cell table:number-columns-repeated="1021"/>
        </table:table-row>
        <table:table-row table:style-name="ro2">
          <table:table-cell office:value-type="string">
            <text:p>낚시용품 코너가 따로 있나요?' ---</text:p>
          </table:table-cell>
          <table:table-cell office:value-type="string">
            <text:p>낚시용품</text:p>
          </table:table-cell>
          <table:table-cell office:value-type="string">
            <text:p>'낚시용품', '낚시', '용품', '취미', '야외', '레저'</text:p>
          </table:table-cell>
          <table:table-cell table:number-columns-repeated="1021"/>
        </table:table-row>
        <table:table-row table:style-name="ro2">
          <table:table-cell office:value-type="string">
            <text:p>뜨개질 실이랑 바늘 찾는 중인데요.' ---</text:p>
          </table:table-cell>
          <table:table-cell office:value-type="string">
            <text:p>뜨개질 실</text:p>
          </table:table-cell>
          <table:table-cell office:value-type="string">
            <text:p>'뜨개질 실', '실', '취미용품', 'DIY', '털실'</text:p>
          </table:table-cell>
          <table:table-cell table:number-columns-repeated="1021"/>
        </table:table-row>
        <table:table-row table:style-name="ro2">
          <table:table-cell office:value-type="string">
            <text:p>화분에 꽂는 영양제 초록색 그거요.' ---</text:p>
          </table:table-cell>
          <table:table-cell office:value-type="string">
            <text:p>화분 영양제</text:p>
          </table:table-cell>
          <table:table-cell office:value-type="string">
            <text:p>'화분 영양제', '화분', '영양제', '원예', '식물 영양'</text:p>
          </table:table-cell>
          <table:table-cell table:number-columns-repeated="1021"/>
        </table:table-row>
        <table:table-row table:style-name="ro2">
          <table:table-cell office:value-type="string">
            <text:p>페인트 붓이랑 롤러 작은 사이즈 있나요?' ---</text:p>
          </table:table-cell>
          <table:table-cell office:value-type="string">
            <text:p>페인트 붓 롤러</text:p>
          </table:table-cell>
          <table:table-cell office:value-type="string">
            <text:p>'페인트 붓 롤러', '페인트', '붓 롤러', '롤러', '페인트 용품', 'DIY', '페인트칠'</text:p>
          </table:table-cell>
          <table:table-cell table:number-columns-repeated="1021"/>
        </table:table-row>
        <table:table-row table:style-name="ro2">
          <table:table-cell office:value-type="string">
            <text:p>차 긁힌 데 바르는 컴파운드 같은 거 파나요?' ---</text:p>
          </table:table-cell>
          <table:table-cell office:value-type="string">
            <text:p>컴파운드</text:p>
          </table:table-cell>
          <table:table-cell office:value-type="string">
            <text:p>'컴파운드', '자동차', '광택제', '차량용품', '흠집제거', '연마제'</text:p>
          </table:table-cell>
          <table:table-cell table:number-columns-repeated="1021"/>
        </table:table-row>
        <table:table-row table:style-name="ro2">
          <table:table-cell office:value-type="string">
            <text:p>생일 파티 풍선 중에 숫자 풍선 있어요?' ---</text:p>
          </table:table-cell>
          <table:table-cell office:value-type="string">
            <text:p>숫자 풍선</text:p>
          </table:table-cell>
          <table:table-cell office:value-type="string">
            <text:p>'숫자 풍선', '풍선', '파티용품', '장식', '생일', '기념일'</text:p>
          </table:table-cell>
          <table:table-cell table:number-columns-repeated="1021"/>
        </table:table-row>
        <table:table-row table:style-name="ro2">
          <table:table-cell office:value-type="string">
            <text:p>아이들 가지고 노는 슬라임 종류 많은 곳이 어디예요?' ---</text:p>
          </table:table-cell>
          <table:table-cell office:value-type="string">
            <text:p>슬라임</text:p>
          </table:table-cell>
          <table:table-cell office:value-type="string">
            <text:p>'슬라임', '장난감', '문구', '액체괴물', '액체'</text:p>
          </table:table-cell>
          <table:table-cell table:number-columns-repeated="1021"/>
        </table:table-row>
        <table:table-row table:style-name="ro2">
          <table:table-cell office:value-type="string">
            <text:p>크리스마스 트리 장식볼 찾는데요.' ---</text:p>
          </table:table-cell>
          <table:table-cell office:value-type="string">
            <text:p>크리스마스 트리 장식볼</text:p>
          </table:table-cell>
          <table:table-cell office:value-type="string">
            <text:p>'크리스마스 트리 장식볼', '크리스마스', '트리 장식볼', '장식볼', '크리스마스 용품', '장식'</text:p>
          </table:table-cell>
          <table:table-cell table:number-columns-repeated="1021"/>
        </table:table-row>
        <table:table-row table:style-name="ro2">
          <table:table-cell office:value-type="string">
            <text:p>비눗방울 놀이하는 거 큰 거 있나요?' ---</text:p>
          </table:table-cell>
          <table:table-cell office:value-type="string">
            <text:p>비눗방울</text:p>
          </table:table-cell>
          <table:table-cell office:value-type="string">
            <text:p>'비눗방울', '야외', '장난감', '유아용품', '놀이'</text:p>
          </table:table-cell>
          <table:table-cell table:number-columns-repeated="1021"/>
        </table:table-row>
        <table:table-row table:style-name="ro2">
          <table:table-cell office:value-type="string">
            <text:p>할로윈 분장 소품 어디 있나요?' ---</text:p>
          </table:table-cell>
          <table:table-cell office:value-type="string">
            <text:p>할로윈 분장 소품</text:p>
          </table:table-cell>
          <table:table-cell office:value-type="string">
            <text:p>'할로윈 분장 소품', '할로윈', '분장 소품', '소품', '파티용품', '코스튬'</text:p>
          </table:table-cell>
          <table:table-cell table:number-columns-repeated="1021"/>
        </table:table-row>
        <table:table-row table:style-name="ro2">
          <table:table-cell office:value-type="string">
            <text:p>파티용 고깔모자랑 폭죽 있나요?' ---</text:p>
          </table:table-cell>
          <table:table-cell office:value-type="string">
            <text:p>고깔모자</text:p>
          </table:table-cell>
          <table:table-cell office:value-type="string">
            <text:p>'고깔모자', '모자', '파티용품', '장식', '머리 장식'</text:p>
          </table:table-cell>
          <table:table-cell table:number-columns-repeated="1021"/>
        </table:table-row>
        <table:table-row table:style-name="ro2">
          <table:table-cell office:value-type="string">
            <text:p>어버이날 카네이션 브로치 조화로 된 거요.' ---</text:p>
          </table:table-cell>
          <table:table-cell office:value-type="string">
            <text:p>카네이션 브로치</text:p>
          </table:table-cell>
          <table:table-cell office:value-type="string">
            <text:p>'카네이션 브로치', '브로치', '악세서리', '선물', '장식'</text:p>
          </table:table-cell>
          <table:table-cell table:number-columns-repeated="1021"/>
        </table:table-row>
        <table:table-row table:style-name="ro2">
          <table:table-cell office:value-type="string">
            <text:p>스케치북이랑 크레파스 유치원생 쓸 만한 거요.' ---</text:p>
          </table:table-cell>
          <table:table-cell office:value-type="string">
            <text:p>스케치북, 크레파스</text:p>
          </table:table-cell>
          <table:table-cell office:value-type="string">
            <text:p>'스케치북, 크레파스', '스케치북', '크레파스', '미술용품', '문구류', '그림', '드로잉'</text:p>
          </table:table-cell>
          <table:table-cell table:number-columns-repeated="1021"/>
        </table:table-row>
        <table:table-row table:style-name="ro2">
          <table:table-cell office:value-type="string">
            <text:p>선물 상자 예쁜 거 파는 코너 좀 알려주세요.' ---</text:p>
          </table:table-cell>
          <table:table-cell office:value-type="string">
            <text:p>선물 상자</text:p>
          </table:table-cell>
          <table:table-cell office:value-type="string">
            <text:p>'선물 상자', '상자', '포장용품', '선물'</text:p>
          </table:table-cell>
          <table:table-cell table:number-columns-repeated="1021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7P0" style:volatile="true" number:language="ko" number:country="KR">
      <number:text>₩</number:text>
      <number:number number:decimal-places="0" number:min-integer-digits="1" number:grouping="true"/>
    </number:number-style>
    <number:number-style style:name="N8147" number:language="ko" number:country="KR">
      <number:text>-₩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2" number:min-integer-digits="1" number:grouping="true"/>
    </number:number-style>
    <number:number-style style:name="N8149" number:language="ko" number:country="KR">
      <number:text>-₩</number:text>
      <number:number number:decimal-places="2" number:min-integer-digits="1" number:grouping="true"/>
      <style:map style:condition="value()&gt;=0" style:apply-style-name="N8149P0"/>
    </number:number-style>
    <number:number-style style:name="N8150P0" style:volatile="true" number:language="ko" number:country="KR">
      <number:text>₩</number:text>
      <number:number number:decimal-places="2" number:min-integer-digits="1" number:grouping="true"/>
    </number:number-style>
    <number:number-style style:name="N8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0P0"/>
    </number:number-style>
    <number:date-style style:name="N8151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3" number:language="ko" number:country="KR">
      <number:day number:style="long"/>
      <number:text>-</number:text>
      <number:month number:textual="true"/>
    </number:date-style>
    <number:date-style style:name="N8154" number:language="ko" number:country="KR">
      <number:month number:textual="true"/>
      <number:text>-</number:text>
      <number:year/>
    </number:date-style>
    <number:time-style style:name="N8155" number:language="ko" number:country="KR">
      <number:hours/>
      <number:text>:</number:text>
      <number:minutes number:style="long"/>
      <number:text> </number:text>
      <number:am-pm/>
    </number:time-style>
    <number:time-style style:name="N8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7" number:language="ko" number:country="KR">
      <number:hours/>
      <number:text>:</number:text>
      <number:minutes number:style="long"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8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0P0"/>
    </number:currency-style>
    <number:currency-style style:name="N8161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1P0"/>
    </number:currency-style>
    <number:currency-style style:name="N8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2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2P0"/>
    </number:currency-style>
    <number:currency-style style:name="N8163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3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3P0"/>
    </number:currency-style>
    <number:date-style style:name="N8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5" number:language="ko" number:country="KR">
      <number:month number:style="long"/>
      <number:text>-</number:text>
      <number:day number:style="long"/>
    </number:date-style>
    <number:date-style style:name="N8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8" number:language="ko" number:country="KR">
      <number:hours/>
      <number:text>시</number:text>
      <number:minutes number:style="long"/>
      <number:text>분</number:text>
    </number:time-style>
    <number:time-style style:name="N8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1P0" style:volatile="true" number:language="ko" number:country="KR">
      <number:number number:decimal-places="0" number:min-integer-digits="1" number:grouping="true"/>
    </number:number-style>
    <number:number-style style:name="N8171" number:language="ko" number:country="KR">
      <number:text>-</number:text>
      <number:number number:decimal-places="0" number:min-integer-digits="1" number:grouping="true"/>
      <style:map style:condition="value()&gt;=0" style:apply-style-name="N8171P0"/>
    </number:number-style>
    <number:number-style style:name="N8172P0" style:volatile="true" number:language="ko" number:country="KR">
      <number:number number:decimal-places="0" number:min-integer-digits="1" number:grouping="true"/>
    </number:number-style>
    <number:number-style style:name="N8172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2P0"/>
    </number:number-style>
    <number:number-style style:name="N8173P0" style:volatile="true" number:language="ko" number:country="KR">
      <number:number number:decimal-places="2" number:min-integer-digits="1" number:grouping="true"/>
    </number:number-style>
    <number:number-style style:name="N8173" number:language="ko" number:country="KR">
      <number:text>-</number:text>
      <number:number number:decimal-places="2" number:min-integer-digits="1" number:grouping="true"/>
      <style:map style:condition="value()&gt;=0" style:apply-style-name="N8173P0"/>
    </number:number-style>
    <number:number-style style:name="N8174P0" style:volatile="true" number:language="ko" number:country="KR">
      <number:number number:decimal-places="2" number:min-integer-digits="1" number:grouping="true"/>
    </number:number-style>
    <number:number-style style:name="N8174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4P0"/>
    </number:number-style>
    <number:number-style style:name="N8175P0" style:volatile="true" number:language="ko" number:country="KR">
      <number:text> </number:text>
      <number:number number:decimal-places="0" number:min-integer-digits="1" number:grouping="true"/>
      <number:text> </number:text>
    </number:number-style>
    <number:number-style style:name="N8175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ko" number:country="KR">
      <number:text> - </number:text>
    </number:number-style>
    <number:text-style style:name="N8175" number:language="ko" number:country="KR">
      <number:text> </number:text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817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7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76P2" style:volatile="true" number:language="ko" number:country="KR">
      <number:text> ₩- </number:text>
    </number:number-style>
    <number:text-style style:name="N8176" number:language="ko" number:country="KR">
      <number:text> </number:text>
      <number:text-content/>
      <number:text> </number:text>
      <style:map style:condition="value()&gt;0" style:apply-style-name="N8176P0"/>
      <style:map style:condition="value()&lt;0" style:apply-style-name="N8176P1"/>
      <style:map style:condition="value()=0" style:apply-style-name="N8176P2"/>
    </number:text-style>
    <number:number-style style:name="N8177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177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77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77" number:language="ko" number:country="KR">
      <number:text> </number:text>
      <number:text-content/>
      <number:text> </number:text>
      <style:map style:condition="value()&gt;0" style:apply-style-name="N8177P0"/>
      <style:map style:condition="value()&lt;0" style:apply-style-name="N8177P1"/>
      <style:map style:condition="value()=0" style:apply-style-name="N8177P2"/>
    </number:text-style>
    <number:number-style style:name="N8178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78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78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78" number:language="ko" number:country="KR">
      <number:text> </number:text>
      <number:text-content/>
      <number:text> </number:text>
      <style:map style:condition="value()&gt;0" style:apply-style-name="N8178P0"/>
      <style:map style:condition="value()&lt;0" style:apply-style-name="N8178P1"/>
      <style:map style:condition="value()=0" style:apply-style-name="N8178P2"/>
    </number:text-style>
    <number:time-style style:name="N8179" number:language="ko" number:country="KR">
      <number:minutes number:style="long"/>
      <number:text>:</number:text>
      <number:seconds number:style="long"/>
    </number:time-style>
    <number:time-style style:name="N8180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81" number:language="ko" number:country="KR">
      <number:minutes number:style="long"/>
      <number:text>:</number:text>
      <number:seconds number:style="long" number:decimal-places="1"/>
    </number:time-style>
    <number:number-style style:name="N8182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26">2026-01-26</text:date>, <text:time>09:43:28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Daiso_5f_Keyword_5f_Extraction" style:display-name="PageStyle_Daiso_Keyword_Extrac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1-26T09:43:28.33</dc:date>
    <meta:document-statistic meta:table-count="1" meta:cell-count="210" meta:object-count="0"/>
    <meta:generator>OpenOffice/4.1.15$Win32 OpenOffice.org_project/4115m2$Build-9813</meta:generator>
  </office:meta>
</office:document-meta>
</file>